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undamental</text:p>
          </draw:text-box>
        </draw:frame>
        <draw:frame presentation:style-name="pr2" draw:text-style-name="P1" draw:layer="layout" svg:width="25.199cm" svg:height="12.179cm" svg:x="1.403cm" svg:y="4.917cm">
          <draw:text-box>
            <text:p>Ch.9 : Input Output Stream</text:p>
            <text:p/>
            <text:p/>
            <text:p>Instruktur : Ahmad Rio Adriansyah<text:line-break/>Nurul Fikri Komp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nyimpanan pada Memor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rsifat volatile (mudah hilang)</text:p>
              </text:list-item>
              <text:list-item>
                <text:p>Coba :</text:p>
                <text:list>
                  <text:list-header>
                    <text:p>buka python</text:p>
                    <text:list>
                      <text:list-header>
                        <text:p>$ python</text:p>
                      </text:list-header>
                    </text:list>
                    <text:p>buat sebuah variabel dengan nilai tertentu mis :</text:p>
                    <text:list>
                      <text:list-header>
                        <text:p>&gt;&gt;&gt; a = 100</text:p>
                      </text:list-header>
                    </text:list>
                    <text:p>tutup python dan buka kembali</text:p>
                    <text:list>
                      <text:list-header>
                        <text:p>&gt;&gt;&gt; exit()</text:p>
                        <text:p>$ python</text:p>
                      </text:list-header>
                    </text:list>
                    <text:p>panggil variabel tersebut</text:p>
                    <text:list>
                      <text:list-header>
                        <text:p>&gt;&gt;&gt; print(a)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nyimpanan pada Fi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anen (relatif cukup lama)</text:p>
              </text:list-item>
              <text:list-item>
                <text:p>Mudah dipindah</text:p>
                <text:p/>
                <text:p/>
              </text:list-item>
              <text:list-item>
                <text:p>Fungsi-fungsi I/O File Stream (aliran data) biasanya digunakan untuk menangani input/output ke file baik secara berurutan ataupun ac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gsi Umum I/O File Strea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pen()</text:p>
              </text:list-item>
              <text:list-item>
                <text:p>Close()</text:p>
              </text:list-item>
              <text:list-item>
                <text:p>Write()</text:p>
              </text:list-item>
              <text:list-item>
                <text:p>Writelines()</text:p>
              </text:list-item>
              <text:list-item>
                <text:p>Read()</text:p>
              </text:list-item>
              <text:list-item>
                <text:p>Readline()</text:p>
              </text:list-item>
              <text:list-item>
                <text:p>Readlines()</text:p>
              </text:list-item>
              <text:list-item>
                <text:p>See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(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belum sebuah file digunakan untuk dibaca atau ditulis, butuh dimasukkan dulu ke dalam interpreter python sebagai sebuah objek</text:p>
              </text:list-item>
              <text:list-item>
                <text:p>Caranya dengan memanggil nama filenya dengan fungsi <text:span text:style-name="T1">open</text:span>(). </text:p>
              </text:list-item>
              <text:list-item>
                <text:p>Variabel yang menyimpan fungsi open tersebut disebut sebagai <text:span text:style-name="T1">file handler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(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matnya</text:p>
                <text:p>&gt;&gt;&gt; f = open( nama_file , mode)</text:p>
                <text:p/>
              </text:list-item>
              <text:list-item>
                <text:p>Ada beberapa mode yang dapat dilakukan, diantaranya :</text:p>
                <text:list>
                  <text:list-item>
                    <text:p>(‘w’) Write</text:p>
                  </text:list-item>
                  <text:list-item>
                    <text:p>(‘r’) Read</text:p>
                  </text:list-item>
                  <text:list-item>
                    <text:p>(‘r+’) Read and write</text:p>
                  </text:list-item>
                  <text:list-item>
                    <text:p>(‘wb’) Write binary</text:p>
                  </text:list-item>
                  <text:list-item>
                    <text:p>(‘rb’) Read binary</text:p>
                  </text:list-item>
                  <text:list-item>
                    <text:p>(‘a’) App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Open(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Buka sebuah file di komputer masing masing (file text saja agar mudah)</text:p>
                <text:p/>
                <text:p>&gt;&gt;&gt; f = open(‘namafile’, ‘r’)</text:p>
                <text:p>&gt;&gt;&gt; print(f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ose(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gsi <text:span text:style-name="T1">close</text:span>() digunakan untuk menutup stream file</text:p>
              </text:list-item>
              <text:list-item>
                <text:p>Jangan lupa melakukan pemanggilan fungsi close() setelah file selesai digunakan.</text:p>
                <text:p/>
              </text:list-item>
              <text:list-item>
                <text:p>Format :</text:p>
                <text:p>&gt;&gt;&gt; f.clos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rite(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telah ada koneksi ke file tertentu dengan fungsi open() dalam mode ‘r+’, ‘w’, ‘wb’, atau ‘a’, <text:s/>kita bisa mulai menuliskan sesuatu ke dalam file.</text:p>
                <text:p/>
                <text:p/>
              </text:list-item>
              <text:list-item>
                <text:p>Format :</text:p>
                <text:p>&gt;&gt;&gt; f.write(str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rite()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Buat sebuah file baru</text:p>
                <text:p/>
                <text:p>&gt;&gt;&gt; f = open(‘latihan.txt’, ‘w’)</text:p>
                <text:p>&gt;&gt;&gt; f.write(‘Ini tulisan pertama’)</text:p>
                <text:p>&gt;&gt;&gt; f.write(‘Yang ini tulisan kedua’)</text:p>
                <text:p>&gt;&gt;&gt; f.close()</text:p>
                <text:p/>
                <text:p>Lalu buka filenya melalui teks edito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rite()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Fungsi write() menuliskan file ke samping</text:p>
              </text:list-item>
              <text:list-item>
                <text:p>Jika ingin menuliskan per baris dapat menambahkan ‘<text:span text:style-name="T1">\n</text:span>’ di akhir string inputnya</text:p>
                <text:p/>
                <text:p>&gt;&gt;&gt; f = open(‘latihan2.txt’, ‘w’)</text:p>
                <text:p>&gt;&gt;&gt; f.write(‘ini jadi baris pertama<text:span text:style-name="T1">\n</text:span>’)</text:p>
                <text:p>&gt;&gt;&gt; f.write(‘yang ini jadi baris kedua<text:span text:style-name="T1">\n</text:span>’)</text:p>
                <text:p>&gt;&gt;&gt; f.clos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scape Charac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\n</text:span> adalah karakter yang merepresentasikan enter</text:p>
              </text:list-item>
              <text:list-item>
                <text:p><text:span text:style-name="T1">\t</text:span> adalah karakter yang merepresentasikan tabulasi</text:p>
                <text:p/>
              </text:list-item>
              <text:list-item>
                <text:p>Keduanya (dan beberapa karakter lainnya yang didahului oleh tanda \) disebut sebagai <text:span text:style-name="T1">escape character</text:span>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ritelines()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Untuk memudahkan jika yang ingin dituliskan ada banyak, kita dapat memasukkan string-string tersebut ke dalam list</text:p>
              </text:list-item>
              <text:list-item>
                <text:p>Untuk memasukkannya list tersebut ke dalam file dapat menggunakan fungsi writelines() </text:p>
                <text:p>...</text:p>
                <text:p>&gt;&gt;&gt; a = [‘1’,’2’]</text:p>
                <text:p>&gt;&gt;&gt; f.writelines(a)</text:p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e write atau write binary akan menumpuk file sebelumnya yang sudah ada.</text:p>
              </text:list-item>
              <text:list-item>
                <text:p>Coba buka kembali file <text:span text:style-name="T1">latihan.txt</text:span> atau <text:span text:style-name="T1">latihan2.txt</text:span> dengan mode write (‘w’)</text:p>
              </text:list-item>
              <text:list-item>
                <text:p>Lalu isikan sesuatu ke dalamnya</text:p>
              </text:list-item>
              <text:list-item>
                <text:p>Perhatikan perubahan tulisan yang telah anda input sebelumny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 Appe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e append (‘a’) menangani hal tersebut</text:p>
              </text:list-item>
              <text:list-item>
                <text:p>Mode ini membuka file untuk ditulis, tetapi meletakkan kursornya di posisi akhir file</text:p>
                <text:p/>
                <text:p>&gt;&gt;&gt; f.open(‘latihan2.txt’, ‘a’)</text:p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 Baca Tul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e write dan append tidak readable. Kita bisa menuliskan, tetapi tidak bisa memanggil stream file untuk dibaca</text:p>
              </text:list-item>
              <text:list-item>
                <text:p>Untuk membaca dapat digunakan mode ‘r’ atau ‘rb’</text:p>
              </text:list-item>
              <text:list-item>
                <text:p>Mode baca tulis (‘r+’) juga dapat digunakan untuk membaca dan menulis dalam satu file hand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d()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Fungsi read() membaca sejumlah karakter dari suatu stream input</text:p>
                <text:p/>
              </text:list-item>
              <text:list-item>
                <text:p>Format :</text:p>
                <text:p>&gt;&gt;&gt; f.read(size)</text:p>
                <text:p/>
              </text:list-item>
              <text:list-item>
                <text:p>Parameter size (tipe integer) pada fungsi read() berfungsi menunjukkan berapa banyak karakter yang dibaca. Defaultnya fungsi read() akan membaca seluruh isi f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dline() dan Readlines(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gsi <text:span text:style-name="T1">readline</text:span>() membaca baris per baris (dibatasi oleh karakter \n)</text:p>
              </text:list-item>
              <text:list-item>
                <text:p>Bedakan dengan <text:span text:style-name="T1">readlines</text:span>() , yang akan membaca file dan memasukkan tiap barisnya ke dalam sebuah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ek(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ursor pembacaan file akan berpindah sesuai dengan perintah yang dijalankan</text:p>
              </text:list-item>
              <text:list-item>
                <text:p>Fungsi seek() dapat digunakan untuk mengatur posisi kursor ke posisi tertentu pada file</text:p>
              </text:list-item>
              <text:list-item>
                <text:p>Tidak semua file dapat diterapkan fungsi seek()</text:p>
                <text:p/>
              </text:list-item>
              <text:list-item>
                <text:p>Format :</text:p>
                <text:p>&gt;&gt;&gt; f.seek(offset, whenc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ek(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f.seek(offset, whence)</text:p>
                <text:p/>
              </text:list-header>
              <text:list-item>
                <text:p>Argumen fungsi seek bukan keyword argument</text:p>
              </text:list-item>
              <text:list-item>
                <text:p>Offset (argumen pertama) menunjukkan posisi dalam integer</text:p>
              </text:list-item>
              <text:list-item>
                <text:p>Whence (argumen kedua) adalah opsional, <text:s/>menunjukkan status pembacaan posisi : dari awal file (0), dari posisi saat ini (1), atau dari akhir file (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at sebuah file berisi 25 baris bilangan. Masing masing baris adalah bilangan yang berbeda (acak, tidak perlu berurutan)</text:p>
              </text:list-item>
              <text:list-item>
                <text:p>Baca file tersebut, urutkan, lalu tuliskan kembali ke dalam file bar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07:46:21.905161585</meta:creation-date>
    <meta:editing-duration>P1DT12H10M27S</meta:editing-duration>
    <meta:editing-cycles>6</meta:editing-cycles>
    <meta:generator>LibreOffice/5.1.6.2$Linux_X86_64 LibreOffice_project/10m0$Build-2</meta:generator>
    <dc:date>2019-06-30T08:20:24.170287475</dc:date>
    <meta:document-statistic meta:object-count="105"/>
  </office:meta>
</office:document-meta>
</file>